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0-06" calcext:value-type="date">
            <text:p>06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1-05" calcext:value-type="date">
            <text:p>05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2-08" calcext:value-type="date">
            <text:p>08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7]-[.F7]" office:value-type="float" office:value="650" calcext:value-type="float">
            <text:p>65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7])" office:value-type="float" office:value="650" calcext:value-type="float">
            <text:p>65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7:11.12219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7:11.123400201">00:00:00</text:time></text:span><text:span text:style-name="MT2"><text:time style:data-style-name="N2" text:time-value="16:07:11.123422604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05">00/00/0000</text:date><text:s/>- <text:time style:data-style-name="N2" text:time-value="16:07:11.125069272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1-05T16:07:57.967480871</dc:date>
    <meta:print-date>2020-10-05T15:55:44.962000000</meta:print-date>
    <dc:language>pt-PT</dc:language>
    <meta:editing-cycles>708</meta:editing-cycles>
    <meta:editing-duration>PT10H13M51S</meta:editing-duration>
    <meta:document-statistic meta:table-count="1" meta:cell-count="53" meta:object-count="0"/>
    <meta:user-defined meta:name="Info 0"/>
    <meta:user-defined meta:name="Info 1"/>
    <meta:user-defined meta:name="Info 2"/>
    <meta:user-defined meta:name="Info 3"/>
  </office:meta>
</office:document-meta>
</file>